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8.5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591.7pt"/>
    </style:style>
    <style:style style:name="co8" style:family="table-column">
      <style:table-column-properties fo:break-before="auto" style:column-width="224.36pt"/>
    </style:style>
    <style:style style:name="co9" style:family="table-column">
      <style:table-column-properties fo:break-before="auto" style:column-width="63.89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Moja_20_gra_20_roguelike_20_analiza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ja gra roguelike analiz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column table:style-name="co10" table:number-columns-repeated="993" table:default-cell-style-name="Default"/>
        <table:table-row table:style-name="ro1">
          <table:table-cell table:number-columns-repeated="4"/>
          <table:table-cell table:style-name="ce8" table:number-columns-repeated="4"/>
          <table:table-cell table:style-name="ce11" office:value-type="string" calcext:value-type="string">
            <text:p>gra:</text:p>
          </table:table-cell>
          <table:table-cell table:style-name="ce12" office:value-type="string" calcext:value-type="string">
            <text:p>moj roguelike</text:p>
          </table:table-cell>
          <table:table-cell table:style-name="ce15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/>
          <table:table-cell table:style-name="ce6" table:number-columns-repeated="3"/>
          <table:table-cell table:style-name="ce8" table:number-columns-repeated="5"/>
          <table:table-cell table:style-name="ce11"/>
          <table:table-cell table:style-name="ce16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wynik:</text:p>
          </table:table-cell>
          <table:table-cell table:style-name="ce7" table:formula="of:=SUMPRODUCT([.B6:.B28];[.$J6:.$J28])/4/SUM([.B6:.B28])" office:value-type="percentage" office:value="0.770833333333333" calcext:value-type="percentage">
            <text:p>77.08%</text:p>
          </table:table-cell>
          <table:table-cell table:style-name="ce7" table:formula="of:=SUMPRODUCT([.C6:.C28];[.$J6:.$J28])/4/SUM([.C6:.C28])" office:value-type="percentage" office:value="0.833333333333333" calcext:value-type="percentage">
            <text:p>83.33%</text:p>
          </table:table-cell>
          <table:table-cell table:style-name="ce7" table:formula="of:=SUMPRODUCT([.D6:.D28];[.$J6:.$J28])/4/SUM([.D6:.D28])" office:value-type="percentage" office:value="0.886363636363636" calcext:value-type="percentage">
            <text:p>88.64%</text:p>
          </table:table-cell>
          <table:table-cell table:style-name="ce7" table:formula="of:=SUMPRODUCT([.E6:.E28];[.$J6:.$J28])/4/SUM([.E6:.E28])" office:value-type="percentage" office:value="0.727941176470588" calcext:value-type="percentage">
            <text:p>72.79%</text:p>
          </table:table-cell>
          <table:table-cell table:style-name="ce7" table:formula="of:=SUMPRODUCT([.F6:.F28];[.$J6:.$J28])/4/SUM([.F6:.F28])" office:value-type="percentage" office:value="0.821428571428571" calcext:value-type="percentage">
            <text:p>82.14%</text:p>
          </table:table-cell>
          <table:table-cell table:style-name="ce7" table:formula="of:=SUMPRODUCT([.G6:.G28];[.$J6:.$J28])/4/SUM([.G6:.G28])" office:value-type="percentage" office:value="0.8" calcext:value-type="percentage">
            <text:p>80.00%</text:p>
          </table:table-cell>
          <table:table-cell table:style-name="ce7" table:formula="of:=SUMPRODUCT([.H6:.H28];[.$J6:.$J28])/4/SUM([.H6:.H28])" office:value-type="percentage" office:value="0.75" calcext:value-type="percentage">
            <text:p>75.00%</text:p>
          </table:table-cell>
          <table:table-cell table:style-name="ce7" table:formula="of:=SUMPRODUCT([.I6:.I28];[.$J6:.$J28])/4/SUM([.I6:.I28])" office:value-type="percentage" office:value="1" calcext:value-type="percentage">
            <text:p>100.00%</text:p>
          </table:table-cell>
          <table:table-cell table:style-name="ce13"/>
          <table:table-cell table:style-name="ce17"/>
          <table:table-cell table:style-name="ce19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>
            <text:p>kryterium:</text:p>
          </table:table-cell>
          <table:table-cell table:style-name="ce6" office:value-type="string" calcext:value-type="string">
            <text:p>BI [2008]</text:p>
          </table:table-cell>
          <table:table-cell table:style-name="ce6" office:value-type="string" calcext:value-type="string">
            <text:p>Suma prosta</text:p>
          </table:table-cell>
          <table:table-cell table:style-name="ce6" office:value-type="string" calcext:value-type="string">
            <text:p>JMB</text:p>
          </table:table-cell>
          <table:table-cell table:style-name="ce6" office:value-type="string" calcext:value-type="string">
            <text:p>RT [2008]</text:p>
          </table:table-cell>
          <table:table-cell table:style-name="ce6" office:value-type="string" calcext:value-type="string">
            <text:p>RT [2014]</text:p>
          </table:table-cell>
          <table:table-cell table:style-name="ce6" office:value-type="string" calcext:value-type="string">
            <text:p>RT [2022]</text:p>
          </table:table-cell>
          <table:table-cell table:style-name="ce6" office:value-type="string" calcext:value-type="string">
            <text:p>CFS [2020] a</text:p>
          </table:table-cell>
          <table:table-cell table:style-name="ce6" office:value-type="string" calcext:value-type="string">
            <text:p>CFS [2020] b</text:p>
          </table:table-cell>
          <table:table-cell table:style-name="ce3" office:value-type="string" calcext:value-type="string">
            <text:p>punktacja elementu gry [0-4] ↓</text:p>
          </table:table-cell>
          <table:table-cell table:style-name="ce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6" table:number-columns-repeated="8"/>
          <table:table-cell table:style-name="ce3"/>
          <table:table-cell table:style-name="ce15"/>
          <table:table-cell table:number-columns-repeated="1013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Świat gry będzie w pełni generowany procedularni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wała śmierć / trwałe konsekwencj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rak możliwości cofnięcia swoich czynności, brak możliwości wcześniejszego zapisu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urowość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Gra będzie czasu rzeczywistego, kompletny brak turowośc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lansza/mapa opata o siatkę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Mapa będzie oparta o siatkę kwadratów z nałożoną teksturą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iemodalność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lanowana jest interakcja z przedmiotami/budowlami oraz system dialogów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łożoność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Gra będzie posiadać złożone mechaniki ataku (łuki, różne bronie białe), system oświetleni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arządzanie zasobami / ekwipune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ędzie występować system przedmiotów i ekwipunku o ograniczonej pojemności, jak i sposobu przechowywania po za ekwipunkiem bohater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2"/>
          <table:table-cell table:style-name="ce6"/>
          <table:table-cell table:style-name="ce10"/>
          <table:table-cell table:style-name="ce14" office:value-type="float" office:value="3" calcext:value-type="float">
            <text:p>3</text:p>
          </table:table-cell>
          <table:table-cell table:style-name="ce12" office:value-type="string" calcext:value-type="string">
            <text:p>Walka będzie istotnym elementem, jednak nie będzie to jedyna główna mechanika. Gra zaoferuje drobne elementy survivalu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ce10"/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Występowanie różnych unikalnych <text:s/>biomów i lokalizacji, pięter podziemi i lochów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 table:number-columns-repeated="3"/>
          <table:table-cell table:number-columns-repeated="3"/>
          <table:table-cell table:style-name="ce6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Jeden gracz i jedna postać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ędzie możliwość sterowania tylko i wyłącznie własną postacią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10" table:number-columns-repeated="3"/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Potwory będą posiadać podobne statystyki do bohatera. Będą posiadać nawet własny ekwipune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10" table:number-columns-repeated="3"/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Gra będzie posiadać elementy logicznej układanki, momenty w których bezmyślne przejście z punktu A do punktu B skutkuje porażką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yświetlanie ASCII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6"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Wyświetlanie bęidzie oparte o dwuwymiarowe animowane tekstury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dziemi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W grze będzie występować system podziemi, lochów i ruin podzielonych na piętr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iczb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<text:a xlink:href="http://m.in/" xlink:type="simple">Liczby będą występować m.in. pod postacią ilości posiadanego przedmiotu, ilości zadawanych obrażen, statystyk itd...</text:a>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 table:number-columns-repeated="3"/>
          <table:table-cell table:number-columns-repeated="2"/>
          <table:table-cell table:style-name="ce6" table:number-columns-repeated="3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Nieliniowość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Ścieżka do zwycięstwa nie będzie liniowa, będzie prowadziło do niej kilka dróg - każda inna ale prawidłow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użo zawartośc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Gra jest planowana tak, by posiadała rozbudowaną zawartość (system ciemności, oświetlenia, potwory goniące gracza itd...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sowość wyników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6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iektóre akcje będą losowe ( takie jak odnajdywanie przedmiotów w losowo wygenerowanych skrzyniach/szansa na obrażenia ...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zwój bohater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ystem doświadczenia, poziomów, wyboru ścieżki umiejętnośc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mersja, klimat, atmosfera, …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Gra będzie posiadać balans, konieczność wykonywania określonych akcji w celu przetrwania, możliwość zaskoczenia gracz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Ściśle określone warunki zwycięstw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Warunki zwycięstwa będą ściśle określone - pokonać ostatecznego bossa</text:p>
          </table:table-cell>
          <table:table-cell table:number-columns-repeated="1013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7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ja_20_gra_20_roguelike_20_analiza" style:display-name="PageStyle_Moja gra roguelike analiz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" meta:object-count="0"/>
    <meta:generator>LibreOfficeDev/6.0.5.2$Linux_X86_64 LibreOffice_project/</meta:generator>
  </office:meta>
</office:document-meta>
</file>